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nlo" svg:font-family="Menlo, Monaco, Consolas, 'Courier New', monospace"/>
    <style:font-face style:name="monospace" svg:font-family="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9">
      <style:text-properties fo:font-weight="normal" officeooo:paragraph-rsid="00074c7c" style:font-weight-asian="normal" style:font-weight-complex="normal"/>
    </style:style>
    <style:style style:name="P2" style:family="paragraph" style:parent-style-name="Heading_20_4">
      <style:text-properties fo:font-weight="normal" officeooo:paragraph-rsid="00074c7c" style:font-weight-asian="normal" style:font-weight-complex="normal"/>
    </style:style>
    <style:style style:name="P3" style:family="paragraph" style:parent-style-name="Preformatted_20_Text" style:list-style-name="L7">
      <style:paragraph-properties fo:text-align="start" style:justify-single-word="false"/>
      <style:text-properties fo:font-size="12pt" officeooo:rsid="00074c7c" officeooo:paragraph-rsid="00074c7c" style:font-size-asian="10.5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20pt" officeooo:rsid="00067678" officeooo:paragraph-rsid="00067678" style:font-size-asian="20pt" style:font-size-complex="20pt"/>
    </style:style>
    <style:style style:name="P5" style:family="paragraph" style:parent-style-name="Standard">
      <style:paragraph-properties fo:text-align="start" style:justify-single-word="false"/>
      <style:text-properties fo:font-size="12pt" officeooo:rsid="00067678" officeooo:paragraph-rsid="00067678" style:font-size-asian="10.5pt" style:font-size-complex="12pt"/>
    </style:style>
    <style:style style:name="P6" style:family="paragraph" style:parent-style-name="Standard" style:list-style-name="L2">
      <style:paragraph-properties fo:text-align="start" style:justify-single-word="false"/>
      <style:text-properties fo:font-size="12pt" officeooo:rsid="00067678" officeooo:paragraph-rsid="00067678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067678" officeooo:paragraph-rsid="00070ed3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067678" officeooo:paragraph-rsid="00074c7c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074c7c" officeooo:paragraph-rsid="00074c7c" style:font-size-asian="10.5pt" style:font-size-complex="12pt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4pt" officeooo:rsid="00067678" officeooo:paragraph-rsid="00067678" style:font-size-asian="14pt" style:font-size-complex="14pt"/>
    </style:style>
    <style:style style:name="P11" style:family="paragraph" style:parent-style-name="Standard" style:list-style-name="L5">
      <style:paragraph-properties fo:text-align="start" style:justify-single-word="false"/>
      <style:text-properties fo:font-size="16pt" officeooo:rsid="00074c7c" officeooo:paragraph-rsid="00074c7c" style:font-size-asian="16pt" style:font-size-complex="16pt"/>
    </style:style>
    <style:style style:name="P12" style:family="paragraph" style:parent-style-name="Standard" style:list-style-name="L7">
      <style:paragraph-properties fo:text-align="start" style:justify-single-word="false"/>
      <style:text-properties fo:font-size="16pt" officeooo:rsid="00074c7c" officeooo:paragraph-rsid="00074c7c" style:font-size-asian="16pt" style:font-size-complex="16pt"/>
    </style:style>
    <style:style style:name="P1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officeooo:rsid="00067678" officeooo:paragraph-rsid="00067678" style:font-size-asian="10.5pt" style:font-size-complex="12pt"/>
    </style:style>
    <style:style style:name="T1" style:family="text">
      <style:text-properties officeooo:rsid="00070ed3"/>
    </style:style>
    <style:style style:name="T2" style:family="text">
      <style:text-properties fo:font-variant="normal" fo:text-transform="none" fo:color="#333333" style:font-name="Menlo" fo:font-size="9.75pt" fo:letter-spacing="normal" fo:font-style="normal" fo:font-weight="normal" fo:background-color="transparent" loext:char-shading-value="0" loext:padding="0cm" loext:border="none"/>
    </style:style>
    <style:style style:name="T3" style:family="text">
      <style:text-properties fo:font-variant="normal" fo:text-transform="none" fo:color="#333333" fo:font-size="9.75pt" fo:letter-spacing="normal" fo:font-style="normal" fo:font-weight="normal" fo:background-color="transparent" loext:char-shading-value="0" loext:padding="0cm" loext:border="none"/>
    </style:style>
    <style:style style:name="T4" style:family="text">
      <style:text-properties fo:font-variant="normal" fo:text-transform="none" fo:color="#333333" style:font-name="Liberation Serif" fo:font-size="9.75pt" fo:letter-spacing="normal" fo:font-style="normal" fo:font-weight="normal" fo:background-color="transparent" loext:char-shading-value="0" loext:padding="0cm" loext:border="none"/>
    </style:style>
    <style:style style:name="T5" style:family="text">
      <style:text-properties fo:font-variant="normal" fo:text-transform="none" fo:color="#333333" style:font-name="Liberation Serif" fo:letter-spacing="normal" fo:font-style="normal" fo:font-weight="normal" fo:background-color="transparent" loext:char-shading-value="0" loext:padding="0cm" loext:border="none"/>
    </style:style>
    <style:style style:name="T6" style:family="text">
      <style:text-properties fo:font-variant="normal" fo:text-transform="none" fo:color="#333333" style:font-name="Liberation Serif" fo:letter-spacing="normal" fo:font-style="normal" fo:font-weight="normal" fo:background-color="transparent" loext:char-shading-value="0" style:font-size-asian="12pt" loext:padding="0cm" loext:border="none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074c7c"/>
    </style:style>
    <style:style style:name="T9" style:family="text">
      <style:text-properties style:font-name="Liberation Serif"/>
    </style:style>
    <style:style style:name="T10" style:family="text">
      <style:text-properties style:font-name="Liberation Serif" fo:font-size="12pt" style:font-size-asian="12pt" style:font-size-complex="12pt"/>
    </style:style>
    <style:style style:name="T11" style:family="text">
      <style:text-properties style:font-name="Liberation Serif" fo:font-size="12pt" officeooo:rsid="00074c7c" style:font-size-asian="12pt" style:font-size-complex="12pt"/>
    </style:style>
    <style:style style:name="T1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actical – 9 <text:s/>Docker Swarm – 2</text:p>
      <text:p text:style-name="P4"/>
      <text:list xml:id="list3778573370" text:style-name="L1">
        <text:list-item>
          <text:p text:style-name="P10">Steps for uploading image on public repository</text:p>
        </text:list-item>
      </text:list>
      <text:list xml:id="list943696017" text:style-name="L2">
        <text:list-item>
          <text:p text:style-name="P6"><text:s/>create docker image <text:s/></text:p>
          <text:p text:style-name="P6"><text:s text:c="3"/>$docker build ubunt:latest echo “done”</text:p>
        </text:list-item>
        <text:list-item>
          <text:p text:style-name="P6">run containers</text:p>
        </text:list-item>
      </text:list>
      <text:p text:style-name="P13">docer run -t -d ubuntu:latest</text:p>
      <text:p text:style-name="P5"><text:s text:c="7"/>3 <text:s text:c="2"/>Commit the containers</text:p>
      <text:p text:style-name="P5"><text:s text:c="12"/>docker commit &lt;container id&gt;&lt;image name&gt;</text:p>
      <text:p text:style-name="P5"><text:s text:c="7"/>4 <text:s text:c="2"/>$docker login</text:p>
      <text:p text:style-name="P5"><text:s text:c="13"/>enter username and password for docker hub</text:p>
      <text:p text:style-name="P7"><text:s text:c="6"/>5 <text:s text:c="3"/><text:span text:style-name="T1">tag <text:s/>the image</text:span></text:p>
      <text:p text:style-name="P7"><text:s text:c="13"/><text:span text:style-name="T1">$ docker tag bb38976d03cf(imageid) <text:s/>yourhubusername/&lt;imagename&gt;:&lt;tag&gt;</text:span></text:p>
      <text:p text:style-name="P7"><text:s text:c="5"/><text:span text:style-name="T1">6 <text:s text:c="4"/></text:span>Push the image</text:p>
      <text:p text:style-name="P8"><text:s text:c="10"/><text:span text:style-name="T8">$ docker push <text:s/>yourhubusername/&lt;imagename&gt;</text:span></text:p>
      <text:p text:style-name="P8"/>
      <text:p text:style-name="P8"/>
      <text:list xml:id="list1683133529" text:style-name="L5">
        <text:list-item>
          <text:p text:style-name="P11">Steps for configuring Docker swarm</text:p>
        </text:list-item>
      </text:list>
      <text:p text:style-name="P9"/>
      <text:p text:style-name="P9"/>
      <text:p text:style-name="P8"><text:s text:c="4"/><text:span text:style-name="T8">Pre-requisites <text:s/>: 3 node installed with docker and all three host machine in same network</text:span></text:p>
      <text:p text:style-name="P8"/>
      <text:p text:style-name="P8"><text:s text:c="3"/><text:span text:style-name="T8">1 . Run docker in all host machine </text:span></text:p>
      <text:p text:style-name="P8"><text:s text:c="10"/><text:span text:style-name="T8">$ service docker start</text:span></text:p>
      <text:p text:style-name="P8"><text:span text:style-name="T8">2. <text:s text:c="2"/>check the ip address of each node</text:span></text:p>
      <text:p text:style-name="P8"><text:s text:c="12"/><text:span text:style-name="T8">$ ifconfig</text:span></text:p>
      <text:p text:style-name="P9">3 <text:s/>Create a docker swarm clustered</text:p>
      <text:p text:style-name="P9"><text:s text:c="5"/>$ docker swarm init <text:s/>: - run on manager node</text:p>
      <text:p text:style-name="P9">4 <text:s/>Add worker node to swarm clustered</text:p>
      <text:p text:style-name="P9"><text:s text:c="8"/>$ docker swarm join – - token &lt;token id&gt;</text:p>
      <text:p text:style-name="P9">5 $ docker node ls : check the available node in cluster</text:p>
      <text:p text:style-name="P9">6 create a service on manage node</text:p>
      <text:p text:style-name="P9"><text:s text:c="3"/>$ docker service create -d ubuntu:latest ping &lt;masternode ip&gt;</text:p>
      <text:p text:style-name="P9"><text:s text:c="3"/>manager assign service to worker node</text:p>
      <text:p text:style-name="P9"/>
      <text:p text:style-name="P9">7 <text:s/>on worker node <text:s/>$ docker container ls</text:p>
      <text:p text:style-name="P9"/>
      <text:p text:style-name="P9"/>
      <text:list xml:id="list2282628173" text:style-name="L7">
        <text:list-item>
          <text:p text:style-name="P12">Docker service create command</text:p>
          <text:p text:style-name="P3"><text:span text:style-name="Source_20_Text"><text:span text:style-name="T6">Syntax : docker service create [OPTIONS] IMAGE [COMMAND] [ARG...]</text:span></text:span></text:p>
        </text:list-item>
      </text:list>
      <text:p text:style-name="Text_20_body"><text:span text:style-name="T10"/></text:p>
      <text:h text:style-name="P2" text:outline-level="4"><text:span text:style-name="T10"><text:s text:c="7"/></text:span><text:span text:style-name="T11">$ docker service create --name redis redis:3.0.6</text:span></text:h>
      <text:h text:style-name="P1" text:outline-level="9"><text:span text:style-name="T11"><text:s text:c="13"/>dmu1ept4cxcfe8k8lhtux3ro3</text:span><text:line-break/></text:h>
      <text:p text:style-name="P5"><text:s text:c="9"/><text:span text:style-name="T8">$ </text:span><text:s text:c="3"/>docker service create --name redis - -replicas=5 redis:3.0.6 <text:s text:c="3"/></text:p>
      <text:p text:style-name="P5"/>
      <text:p text:style-name="P5"><text:s text:c="15"/>4cdgfyky7ozwh3htjfw0d12qv</text:p>
      <text:p text:style-name="P5"><text:s text:c="15"/><text:span text:style-name="T8">Create a service with <text:s/>5 replica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enlo" svg:font-family="Menlo, Monaco, Consolas, 'Courier New', monospace"/>
    <style:font-face style:name="monospace" svg:font-family="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1T12:53:47.143000000</meta:creation-date>
    <dc:date>2020-03-11T13:59:08.485000000</dc:date>
    <meta:editing-duration>PT12M35S</meta:editing-duration>
    <meta:editing-cycles>2</meta:editing-cycles>
    <meta:generator>LibreOffice/6.1.2.1$Windows_X86_64 LibreOffice_project/65905a128db06ba48db947242809d14d3f9a93fe</meta:generator>
    <meta:document-statistic meta:table-count="0" meta:image-count="0" meta:object-count="0" meta:page-count="1" meta:paragraph-count="36" meta:word-count="223" meta:character-count="1550" meta:non-whitespace-character-count="1149"/>
  </office:meta>
</office:document-meta>
</file>